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draw:fill="none" fo:min-height="11.965cm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top="0.42cm" fo:margin-bottom="0.35cm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"><text:span text:style-name="T1">Aser Abdelrahman</text:span></text:p>
            <text:p text:style-name="P1"><text:span text:style-name="T1">Chaoran Chen</text:span></text:p>
            <text:p text:style-name="P1"><text:span text:style-name="T1">Sergiu Soi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Crimes in the UK – Dataset structure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5" draw:text-style-name="P9" draw:layer="layout" svg:width="17.272cm" svg:height="12.215cm" svg:x="2.286cm" svg:y="7.089cm">
          <draw:text-box>
            <text:p text:style-name="P8"><text:span text:style-name="T1">1. Street-level crime: </text:span></text:p>
            <text:p text:style-name="P8"><text:span text:style-name="T3"><text:tab/></text:span><text:span text:style-name="T3"><text:tab/></text:span><text:span text:style-name="T3">12 attributes</text:span></text:p>
            <text:p text:style-name="P8"><text:span text:style-name="T3"><text:tab/></text:span><text:span text:style-name="T3"><text:tab/></text:span><text:span text:style-name="T3">35,000,000 rows</text:span><text:span text:style-name="T1"><text:tab/></text:span></text:p>
            <text:p text:style-name="P8"><text:span text:style-name="T1">2. Outcome</text:span></text:p>
            <text:p text:style-name="P8"><text:span text:style-name="T3"><text:tab/></text:span><text:span text:style-name="T3"><text:tab/></text:span><text:span text:style-name="T3">10 attributes</text:span></text:p>
            <text:p text:style-name="P8"><text:span text:style-name="T3"><text:tab/></text:span><text:span text:style-name="T3"><text:tab/></text:span><text:span text:style-name="T3">17,623,790 rows</text:span></text:p>
            <text:p text:style-name="P8"><text:span text:style-name="T1">3. Stop and search information</text:span></text:p>
            <text:p text:style-name="P8"><text:span text:style-name="T3"><text:tab/></text:span><text:span text:style-name="T3"><text:tab/></text:span><text:span text:style-name="T3">14 attributes</text:span></text:p>
            <text:p text:style-name="P8"><text:span text:style-name="T3"><text:tab/></text:span><text:span text:style-name="T3"><text:tab/></text:span><text:span text:style-name="T3">584,836 rows</text:span></text:p>
          </draw:text-box>
        </draw:frame>
        <draw:line draw:style-name="gr6" draw:text-style-name="P10" draw:layer="layout" svg:x1="8.382cm" svg:y1="11.176cm" svg:x2="14.986cm" svg:y2="8.89cm">
          <text:p/>
        </draw:line>
        <draw:line draw:style-name="gr6" draw:text-style-name="P10" draw:layer="layout" svg:x1="9.398cm" svg:y1="7.62cm" svg:x2="14.986cm" svg:y2="8.89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7:37:41.988304925</meta:creation-date>
    <dc:date>2016-11-15T18:10:38.842323539</dc:date>
    <meta:editing-duration>PT12M8S</meta:editing-duration>
    <meta:editing-cycles>1</meta:editing-cycles>
    <meta:generator>LibreOffice/5.1.4.2$Linux_X86_64 LibreOffice_project/10m0$Build-2</meta:generator>
    <meta:document-statistic meta:object-count="34"/>
  </office:meta>
</office:document-meta>
</file>